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.9835in" fo:margin-right="0in" fo:margin-top="0.1945in" fo:margin-bottom="0in" style:contextual-spacing="false" fo:text-align="justify" style:justify-single-word="false" fo:text-indent="-0.9835in" style:auto-text-indent="false"/>
    </style:style>
    <style:style style:name="P2" style:family="paragraph" style:parent-style-name="Normal_20__28_Web_29_">
      <style:paragraph-properties fo:margin-top="0.1945in" fo:margin-bottom="0.0835in" style:contextual-spacing="false" fo:text-align="justify" style:justify-single-word="false"/>
    </style:style>
    <style:style style:name="P3" style:family="paragraph" style:parent-style-name="Normal_20__28_Web_29_">
      <style:paragraph-properties fo:margin-left="0.9846in" fo:margin-right="0in" fo:margin-top="0.0417in" fo:margin-bottom="0in" style:contextual-spacing="false" fo:text-align="justify" style:justify-single-word="false" fo:text-indent="0in" style:auto-text-indent="false"/>
    </style:style>
    <style:style style:name="P4" style:family="paragraph" style:parent-style-name="Normal_20__28_Web_29_" style:list-style-name="WWNum1">
      <style:paragraph-properties fo:margin-top="0in" fo:margin-bottom="0in" style:contextual-spacing="false" fo:text-align="justify" style:justify-single-word="false"/>
      <style:text-properties fo:color="#000000" loext:opacity="100%"/>
    </style:style>
    <style:style style:name="P5" style:family="paragraph" style:parent-style-name="Normal_20__28_Web_29_" style:list-style-name="WWNum1">
      <style:paragraph-properties fo:margin-top="0in" fo:margin-bottom="0.1945in" style:contextual-spacing="false" fo:text-align="justify" style:justify-single-word="false"/>
      <style:text-properties fo:color="#000000" loext:opacity="100%"/>
    </style:style>
    <style:style style:name="P6" style:family="paragraph" style:parent-style-name="Normal_20__28_Web_29_">
      <style:paragraph-properties fo:margin-left="0.25in" fo:margin-right="0in" fo:margin-top="0in" fo:margin-bottom="0.1945in" style:contextual-spacing="false" fo:text-align="justify" style:justify-single-word="false" fo:text-indent="0in" style:auto-text-indent="false"/>
      <style:text-properties fo:color="#000000" loext:opacity="100%"/>
    </style:style>
    <style:style style:name="P7" style:family="paragraph" style:parent-style-name="Normal_20__28_Web_29_">
      <style:paragraph-properties fo:margin-left="0.25in" fo:margin-right="0in" fo:margin-top="0.1945in" fo:margin-bottom="0.1945in" style:contextual-spacing="false" fo:text-align="justify" style:justify-single-word="false" fo:text-indent="0in" style:auto-text-indent="false"/>
      <style:text-properties fo:color="#000000" loext:opacity="100%"/>
    </style:style>
    <style:style style:name="P8" style:family="paragraph" style:parent-style-name="Normal_20__28_Web_29_">
      <style:paragraph-properties fo:margin-top="0.1945in" fo:margin-bottom="0.1945in" style:contextual-spacing="false" fo:text-align="justify" style:justify-single-word="false"/>
      <style:text-properties fo:color="#000000" loext:opacity="100%"/>
    </style:style>
    <style:style style:name="P9" style:family="paragraph" style:parent-style-name="Normal_20__28_Web_29_">
      <style:paragraph-properties fo:margin-left="0.2957in" fo:margin-right="0in" fo:margin-top="0in" fo:margin-bottom="0.1945in" style:contextual-spacing="false" fo:text-align="justify" style:justify-single-word="false" fo:text-indent="0in" style:auto-text-indent="false"/>
      <style:text-properties fo:color="#000000" loext:opacity="100%"/>
    </style:style>
    <style:style style:name="P10" style:family="paragraph" style:parent-style-name="Normal_20__28_Web_29_">
      <style:paragraph-properties fo:margin-left="0.2957in" fo:margin-right="0in" fo:margin-top="0.1945in" fo:margin-bottom="0.1945in" style:contextual-spacing="false" fo:text-align="justify" style:justify-single-word="false" fo:text-indent="0in" style:auto-text-indent="false"/>
      <style:text-properties fo:color="#000000" loext:opacity="100%"/>
    </style:style>
    <style:style style:name="P11" style:family="paragraph" style:parent-style-name="Normal_20__28_Web_29_">
      <style:paragraph-properties fo:margin-top="0.1945in" fo:margin-bottom="0.0835in" style:contextual-spacing="false" fo:text-align="justify" style:justify-single-word="false"/>
      <style:text-properties style:font-name="Arial" fo:font-size="8pt" style:letter-kerning="true" style:font-size-asian="8pt" style:font-name-complex="Arial1" style:font-size-complex="8pt"/>
    </style:style>
    <style:style style:name="P12" style:family="paragraph" style:parent-style-name="Standard">
      <style:text-properties style:font-name="Arial" fo:font-weight="bold" style:font-weight-asian="bold" style:font-name-complex="Arial1"/>
    </style:style>
    <style:style style:name="P13" style:family="paragraph">
      <loext:graphic-properties draw:fill="solid" draw:fill-color="#c0504d"/>
      <style:paragraph-properties fo:text-align="start"/>
      <style:text-properties fo:color="#000000" loext:opacity="100%" fo:font-size="18pt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size="8pt" fo:font-style="italic" fo:font-weight="bold" style:font-size-asian="8pt" style:font-style-asian="italic" style:font-weight-asian="bold" style:font-name-complex="Arial1" style:font-size-complex="8pt"/>
    </style:style>
    <style:style style:name="T3" style:family="text">
      <style:text-properties style:font-name="Arial" fo:font-size="8pt" fo:font-style="italic" fo:font-weight="bold" style:font-size-asian="8pt" style:font-style-asian="italic" style:font-weight-asian="bold" style:font-name-complex="Arial1" style:font-size-complex="8pt" style:font-weight-complex="bold"/>
    </style:style>
    <style:style style:name="T4" style:family="text">
      <style:text-properties style:font-name="Arial" fo:font-size="8pt" fo:font-style="italic" fo:font-weight="bold" style:letter-kerning="true" style:font-size-asian="8pt" style:font-style-asian="italic" style:font-weight-asian="bold" style:font-name-complex="Arial1" style:font-size-complex="8pt"/>
    </style:style>
    <style:style style:name="T5" style:family="text">
      <style:text-properties style:font-name="Arial" fo:font-size="8pt" fo:font-style="italic" fo:font-weight="bold" style:letter-kerning="true" style:font-size-asian="8pt" style:font-style-asian="italic" style:font-weight-asian="bold" style:font-name-complex="Arial1" style:font-size-complex="8pt" style:font-style-complex="italic"/>
    </style:style>
    <style:style style:name="T6" style:family="text">
      <style:text-properties style:font-name="Arial" fo:font-size="8pt" fo:font-style="italic" style:font-size-asian="8pt" style:font-style-asian="italic" style:font-name-complex="Arial1" style:font-size-complex="8pt"/>
    </style:style>
    <style:style style:name="T7" style:family="text">
      <style:text-properties style:font-name="Arial" fo:font-size="8pt" fo:font-style="italic" style:letter-kerning="true" style:font-size-asian="8pt" style:font-style-asian="italic" style:font-name-complex="Arial1" style:font-size-complex="8pt"/>
    </style:style>
    <style:style style:name="T8" style:family="text">
      <style:text-properties style:font-name="Arial" fo:font-size="8pt" style:font-size-asian="8pt" style:font-name-complex="Arial1" style:font-size-complex="8pt"/>
    </style:style>
    <style:style style:name="T9" style:family="text">
      <style:text-properties style:font-name="Arial" fo:font-size="8pt" style:font-size-asian="8pt" style:font-name-complex="Arial1" style:font-size-complex="8pt" style:font-weight-complex="bold"/>
    </style:style>
    <style:style style:name="T10" style:family="text">
      <style:text-properties style:font-name="Arial" fo:font-size="8pt" fo:font-weight="bold" style:font-size-asian="8pt" style:font-weight-asian="bold" style:font-name-complex="Arial1" style:font-size-complex="8pt"/>
    </style:style>
    <style:style style:name="T11" style:family="text"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T12" style:family="text">
      <style:text-properties style:font-name="Arial" fo:font-size="8pt" fo:font-weight="bold" style:letter-kerning="true" style:font-size-asian="8pt" style:font-weight-asian="bold" style:font-name-complex="Arial1" style:font-size-complex="8pt"/>
    </style:style>
    <style:style style:name="T13" style:family="text">
      <style:text-properties style:font-name="Arial" fo:font-size="8pt" fo:font-weight="bold" style:letter-kerning="true" style:font-size-asian="8pt" style:font-weight-asian="bold" style:font-name-complex="Arial1" style:font-size-complex="8pt" style:font-weight-complex="bold"/>
    </style:style>
    <style:style style:name="T14" style:family="text">
      <style:text-properties style:font-name="Arial" fo:font-size="8pt" style:letter-kerning="true" style:font-size-asian="8pt" style:font-name-complex="Arial1" style:font-size-complex="8pt"/>
    </style:style>
    <style:style style:name="gr1" style:family="graphic" style:parent-style-name="Frame">
      <style:graphic-properties draw:stroke="solid" svg:stroke-width="0in" svg:stroke-color="#000000" draw:fill="solid" draw:fill-color="#c0504d" draw:textarea-vertical-align="top" draw:auto-grow-height="false" fo:min-height="0.3866in" fo:min-width="5.8008in" fo:padding-top="0.05in" fo:padding-bottom="0.05in" fo:padding-left="0.1in" fo:padding-right="0.1in" fo:wrap-option="wrap" fo:margin-left="0.1244in" fo:margin-right="0.1516in" fo:margin-top="0in" fo:margin-bottom="0.0417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in" svg:stroke-color="#000000" draw:fill="solid" draw:fill-color="#c0504d" draw:textarea-vertical-align="top" draw:auto-grow-height="false" fo:min-height="0.2756in" fo:min-width="5.8008in" fo:padding-top="0.05in" fo:padding-bottom="0.05in" fo:padding-left="0.1in" fo:padding-right="0.1in" fo:wrap-option="wrap" fo:margin-left="0.1244in" fo:margin-right="0.152in" fo:margin-top="0in" fo:margin-bottom="0.0409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in" svg:stroke-color="#000000" draw:fill="solid" draw:fill-color="#c0504d" draw:textarea-vertical-align="top" draw:auto-grow-height="false" fo:min-height="0.1508in" fo:min-width="5.8008in" fo:padding-top="0.05in" fo:padding-bottom="0.05in" fo:padding-left="0.1in" fo:padding-right="0.1in" fo:wrap-option="wrap" fo:margin-left="0.1244in" fo:margin-right="0.152in" fo:margin-top="0in" fo:margin-bottom="0.027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in" svg:stroke-color="#000000" draw:fill="solid" draw:fill-color="#c0504d" draw:textarea-vertical-align="top" draw:auto-grow-height="false" fo:min-height="0.3283in" fo:min-width="5.8008in" fo:padding-top="0.05in" fo:padding-bottom="0.05in" fo:padding-left="0.1in" fo:padding-right="0.1in" fo:wrap-option="wrap" fo:margin-left="0.1244in" fo:margin-right="0.152in" fo:margin-top="0in" fo:margin-bottom="0.0161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in" svg:stroke-color="#000000" draw:fill="solid" draw:fill-color="#c0504d" draw:textarea-vertical-align="top" draw:auto-grow-height="false" fo:min-height="1.0299in" fo:min-width="5.8008in" fo:padding-top="0.05in" fo:padding-bottom="0.05in" fo:padding-left="0.1in" fo:padding-right="0.1in" fo:wrap-option="wrap" fo:margin-left="0.1244in" fo:margin-right="0.152in" fo:margin-top="0in" fo:margin-bottom="0.0366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Leitfragen</text:span></text:p>
      <text:p text:style-name="Standard"><draw:custom-shape text:anchor-type="char" draw:z-index="0" draw:name="Textfeld 1" draw:style-name="gr5" draw:text-style-name="P13" svg:width="6.0004in" svg:height="1.1295in" svg:x="0.1252in" svg:y="0.3043in"><text:list xml:id="list1481977148" text:style-name="WWNum1"><text:list-item><text:p text:style-name="P4"><text:span text:style-name="T3">Warum</text:span><text:span text:style-name="T9"> </text:span><text:span text:style-name="T11">verpflichtet</text:span><text:span text:style-name="T9"> uns der Klimawandel überhaupt zu etwas/Warum zieht der Klimawandel überhaupt irgendwelche </text:span><text:span text:style-name="T11">Pflichten</text:span><text:span text:style-name="T9"> nach sich? Was haben diese mit </text:span><text:span text:style-name="T11">Gerechtigkeit</text:span><text:span text:style-name="T9"> zu tun?</text:span></text:p></text:list-item><text:list-item><text:p text:style-name="P4"><text:span text:style-name="T3">Welche</text:span><text:span text:style-name="T9"> Fragen der </text:span><text:span text:style-name="T3">Gerechtigkeit</text:span><text:span text:style-name="T9"> stellen sich?</text:span></text:p></text:list-item><text:list-item><text:p text:style-name="P4"><text:span text:style-name="T3">Wer</text:span><text:span text:style-name="T9"> hat </text:span><text:span text:style-name="T3">welche</text:span><text:span text:style-name="T9"> </text:span><text:span text:style-name="T11">Pflichten</text:span><text:span text:style-name="T9"> angesichts des Klimawandels in der </text:span><text:span text:style-name="T11">Gegenwart</text:span><text:span text:style-name="T9">? </text:span><text:span text:style-name="T3">Zu was</text:span><text:span text:style-name="T9"> verpflichten uns diese? </text:span><text:span text:style-name="T3">Wie</text:span><text:span text:style-name="T9"> sind diese </text:span><text:span text:style-name="T3">verteilt</text:span><text:span text:style-name="T9">? </text:span><text:span text:style-name="T3">Warum</text:span><text:span text:style-name="T11"> </text:span><text:span text:style-name="T9">sind diese so verteilt? </text:span></text:p></text:list-item><text:list-item><text:p text:style-name="P5"><text:span text:style-name="T3">Warum</text:span><text:span text:style-name="T9"> schulden wir </text:span><text:span text:style-name="T11">künftigen</text:span><text:span text:style-name="T9"> </text:span><text:span text:style-name="T11">Generationen</text:span><text:span text:style-name="T9"> etwas? </text:span><text:span text:style-name="T3">Was</text:span><text:span text:style-name="T9"> schulden wir diesen und </text:span><text:span text:style-name="T3">zu was</text:span><text:span text:style-name="T9"> verpflichtet uns das? Wie können wir angesichts verschiedener </text:span><text:span text:style-name="T11">Unsicherheiten</text:span><text:span text:style-name="T9"> entscheiden, </text:span><text:span text:style-name="T3">zu was</text:span><text:span text:style-name="T9"> wir uns </text:span><text:span text:style-name="T11">verpflichten</text:span><text:span text:style-name="T9"> sollen?</text:span></text:p></text:list-item></text:list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text:span text:style-name="T1">Kompetenzerwartungen</text:span></text:p>
      <text:p text:style-name="P1"><text:span text:style-name="T10">Hinweis</text:span><text:span text:style-name="T8">: <text:tab/></text:span><text:span text:style-name="T2">Kursiv</text:span><text:span text:style-name="T8">-</text:span><text:span text:style-name="T2">fett</text:span><text:span text:style-name="T8"> markiert sind so genannte </text:span><text:span text:style-name="T2">Denk-Arbeits- und Handlungsweisen. </text:span><text:span text:style-name="T8">Dabei handelt es sich immer um Verben. Diese legen fest, was die Lernenden am Ende der Lerneinheit </text:span><text:span text:style-name="T6">tun</text:span><text:span text:style-name="T8"> können sollen. Entsprechend braucht es Aufgaben, welche dieses Tun fördern. Eventuell müssen diese präzisiert werden. Jedenfalls können wir laufend prüfen, ob es wirklich das ist, was die Lernenden tun.</text:span></text:p>
      <text:p text:style-name="P3"><text:span text:style-name="T10">Fett</text:span><text:span text:style-name="T8"> markiert, sind </text:span><text:span text:style-name="T10">Sachkonzepte</text:span><text:span text:style-name="T8">, die verständlich gemacht werden müssen und welche die Lernenden am Ende des Kurses </text:span><text:span text:style-name="T6">richtig verwenden</text:span><text:span text:style-name="T8">, </text:span><text:span text:style-name="T6">erläutern</text:span><text:span text:style-name="T8"> und mit verschiedenen Situationen </text:span><text:span text:style-name="T6">in einen Zusammenhang bringen</text:span><text:span text:style-name="T8"> können sollen.</text:span></text:p>
      <text:p text:style-name="P3"><text:span text:style-name="T10">KE </text:span><text:span text:style-name="T8">steht für Kompetenzerwartung.</text:span></text:p>
      <text:p text:style-name="P12"><draw:custom-shape text:anchor-type="char" draw:z-index="1" draw:name="Textfeld 2" draw:style-name="gr4" draw:text-style-name="P13" svg:width="6.0004in" svg:height="0.428in" svg:x="0in" svg:y="0.3252in"><text:p text:style-name="P6"><text:span text:style-name="T3">Ad 1: Warum</text:span><text:span text:style-name="T9"> </text:span><text:span text:style-name="T11">verpflichtet</text:span><text:span text:style-name="T9"> uns der Klimawandel überhaupt zu etwas/Warum zieht der Klimawandel überhaupt irgendwelche Pflichten nach sich? Was haben diese mit </text:span><text:span text:style-name="T11">Gerechtigkeit</text:span><text:span text:style-name="T9"> zu tun?</text:span></text:p><text:p text:style-name="P8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span text:style-name="T8">KE1: Ich kann </text:span><text:span text:style-name="T2">beschreiben </text:span><text:span text:style-name="T8">warum der </text:span><text:span text:style-name="T10">menschengemachte</text:span><text:span text:style-name="T8"> Klimawandel eine doppelte </text:span><text:span text:style-name="T10">Ungerechtigkeit</text:span><text:span text:style-name="T8"> darstellt mit Blick auf seine </text:span><text:span text:style-name="T10">Verursachung</text:span><text:span text:style-name="T8"> und seinen </text:span><text:span text:style-name="T10">Auswirkungen</text:span><text:span text:style-name="T8">. Damit kann ich </text:span><text:span text:style-name="T2">begründen</text:span><text:span text:style-name="T8">, warum der von Menschen </text:span><text:span text:style-name="T10">verursachte</text:span><text:span text:style-name="T8"> Klimawandel ein </text:span><text:span text:style-name="T10">Gerechtigkeitsproblem</text:span><text:span text:style-name="T8"> darstellt und damit die Frage aufwirft, wie die </text:span><text:span text:style-name="T10">Pflichten</text:span><text:span text:style-name="T8"> </text:span><text:span text:style-name="T14">im Umgang mit dem Klimawandel </text:span><text:span text:style-name="T12">gerecht</text:span><text:span text:style-name="T14"> </text:span><text:span text:style-name="T12">verteilt</text:span><text:span text:style-name="T14"> werden. </text:span></text:p>
      <text:p text:style-name="P2"><draw:custom-shape text:anchor-type="char" draw:z-index="2" draw:name="Textfeld 3" draw:style-name="gr3" draw:text-style-name="P13" svg:width="6.0004in" svg:height="0.2504in" svg:x="0in" svg:y="0.628in"><text:p text:style-name="P6"><text:span text:style-name="T3">Ad 2: Welche</text:span><text:span text:style-name="T9"> Fragen der </text:span><text:span text:style-name="T3">Gerechtigkeit</text:span><text:span text:style-name="T9"> stellen sich und </text:span><text:span text:style-name="T3">wozu</text:span><text:span text:style-name="T9"> verpflichten uns diese?</text:span></text:p><text:p text:style-name="P7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4">KE2: Ich kann skeptische Meinungen zum Klimawandel mit Hilfe der doppelten Ungerechtigkeit, die der Klimawandel darstellt, </text:span><text:span text:style-name="T4">zurückweisen</text:span><text:span text:style-name="T14">. Bei der Begründung kann ich mich auf </text:span><text:span text:style-name="T12">naturwissenschaftliche</text:span><text:span text:style-name="T14"> </text:span><text:span text:style-name="T12">Erkenntnisse</text:span><text:span text:style-name="T14"> </text:span><text:span text:style-name="T4">beziehen</text:span><text:span text:style-name="T14"> und daraus auf </text:span><text:span text:style-name="T12">Gerechtigkeitsfragen</text:span><text:span text:style-name="T14"> </text:span><text:span text:style-name="T4">schliessen</text:span><text:span text:style-name="T14">. </text:span></text:p>
      <text:p text:style-name="P2"><draw:custom-shape text:anchor-type="char" draw:z-index="3" draw:name="Textfeld 4" draw:style-name="gr2" draw:text-style-name="P13" svg:width="6.0004in" svg:height="0.3752in" svg:x="0in" svg:y="1.4339in"><text:p text:style-name="P9"><text:span text:style-name="T3">Ad 3: Wer</text:span><text:span text:style-name="T9"> hat </text:span><text:span text:style-name="T3">welche</text:span><text:span text:style-name="T9"> </text:span><text:span text:style-name="T11">Pflichten</text:span><text:span text:style-name="T9"> angesichts des Klimawandels in der </text:span><text:span text:style-name="T11">Gegenwart</text:span><text:span text:style-name="T9">? </text:span><text:span text:style-name="T3">Zu was</text:span><text:span text:style-name="T9"> verpflichten uns diese? </text:span><text:span text:style-name="T3">Wie</text:span><text:span text:style-name="T9"> sind diese </text:span><text:span text:style-name="T3">verteilt</text:span><text:span text:style-name="T9">? </text:span><text:span text:style-name="T3">Warum</text:span><text:span text:style-name="T11"> </text:span><text:span text:style-name="T9">sind diese so verteilt? </text:span></text:p><text:p text:style-name="P7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4">KE3: Ich kann mit einer </text:span><text:span text:style-name="T12">Darstellung</text:span><text:span text:style-name="T14"> des Zusammenhangs (Grafik von Roser/Seidel?) von Treibhausgasemmisionen und <text:s/>Klimawandel </text:span><text:span text:style-name="T12">begründen</text:span><text:span text:style-name="T14">, weshalb der Klimawandel eine </text:span><text:span text:style-name="T12">gegenwärtige Pflichten</text:span><text:span text:style-name="T14"> (</text:span><text:span text:style-name="T12">intragenerationale Gerechtigkeit</text:span><text:span text:style-name="T14">) und eine </text:span><text:span text:style-name="T12">zukunftsorientierte Pflichten</text:span><text:span text:style-name="T14"> <text:s/>(</text:span><text:span text:style-name="T12">intergenerationale Gerechtigkeit</text:span><text:span text:style-name="T14">) nach sich zieht: Ich kann </text:span><text:span text:style-name="T4">begründen</text:span><text:span text:style-name="T14">, weshalb die erwartbaren Folgen des </text:span><text:span text:style-name="T7">menschengemachten</text:span><text:span text:style-name="T14"> Phänomens Klimawandel trotz allfälliger Unsicherheit eine gerechten Verteilung der Aufgaben in der gegenwärtig lebenden Menschen nach sich zieht. Ich kann mit Hinweis auf die </text:span><text:span text:style-name="T12">zeitlich</text:span><text:span text:style-name="T14"> </text:span><text:span text:style-name="T12">verzögert</text:span><text:span text:style-name="T4"> </text:span><text:span text:style-name="T14">auftretenden Auswirkungen von vergangen und gegenwärtigen Treibhausgasemissionen begründen, warum der Klimawandel intergenerationale Fragen aufwirt.</text:span></text:p>
      <text:p text:style-name="P2"><text:span text:style-name="T8">KE4: Ich kann aus einer Beschreibung/schematischen Darstellung zu den </text:span><text:span text:style-name="T10">Ursachen</text:span><text:span text:style-name="T8"> (Treibhausgasemissionen) und </text:span><text:span text:style-name="T10">Auswirkungen </text:span><text:span text:style-name="T8">(Lebensgrundlage gegenwärtig und zukünftig lebender Menschen) des Klimawandels</text:span><text:span text:style-name="T10"> <text:s/></text:span><text:span text:style-name="T2">ableiten</text:span><text:span text:style-name="T8">, welche </text:span><text:span text:style-name="T10">Massnahmen</text:span><text:span text:style-name="T8"> angebracht sind und die bestehenden </text:span><text:span text:style-name="T10">Pflichten</text:span><text:span text:style-name="T8"> inhaltlich bestimmen (</text:span><text:span text:style-name="T10">Adaption</text:span><text:span text:style-name="T8">, </text:span><text:span text:style-name="T10">Mitigation</text:span><text:span text:style-name="T8">). </text:span></text:p>
      <text:p text:style-name="P2"><text:span text:style-name="T8">KE5: Ich kann die mögliche </text:span><text:span text:style-name="T10">Verteilung</text:span><text:span text:style-name="T8"> von </text:span><text:span text:style-name="T10">Pflichten</text:span><text:span text:style-name="T8"> in der Gegenwart </text:span><text:span text:style-name="T2">erläutern</text:span><text:span text:style-name="T8">, indem ich diese nach verschiedenen </text:span><text:span text:style-name="T10">Prinzipien</text:span><text:span text:style-name="T8"> (</text:span><text:span text:style-name="T10">Grandfathring</text:span><text:span text:style-name="T8">, </text:span><text:span text:style-name="T10">Verursacherprinzip</text:span><text:span text:style-name="T8">, </text:span><text:span text:style-name="T10">Nutzniesserprinzip</text:span><text:span text:style-name="T8">, </text:span><text:span text:style-name="T10">Prinzip der Zahlungsfähigkeit</text:span><text:span text:style-name="T8">, </text:span><text:span text:style-name="T10">Prinzip der gleichen Pro-Kopf-Emissionsrechte</text:span><text:span text:style-name="T8">) </text:span><text:span text:style-name="T2">beurteile</text:span><text:span text:style-name="T8">. Ich kann die verschiedenen Prinzipien dem jeweils richtigen Szenario </text:span><text:span text:style-name="T2">zuordnen</text:span><text:span text:style-name="T8"> und darauf aufbauend </text:span><text:span text:style-name="T2">bestimmen</text:span><text:span text:style-name="T8">, </text:span><text:span text:style-name="T10">wer</text:span><text:span text:style-name="T8"> zu </text:span><text:span text:style-name="T10">was</text:span><text:span text:style-name="T8"> verpflichtet ist. Ich kann alle genannten </text:span><text:span text:style-name="T10">Prinzipien</text:span><text:span text:style-name="T8"> einer passenden Erläuterung </text:span><text:span text:style-name="T10">zuweisen</text:span><text:span text:style-name="T8">.</text:span></text:p>
      <text:p text:style-name="P2"><draw:custom-shape text:anchor-type="char" draw:z-index="4" draw:name="Textfeld 5" draw:style-name="gr1" draw:text-style-name="P13" svg:width="6.0004in" svg:height="0.4862in" svg:x="0.1665in" svg:y="0.8583in"><text:p text:style-name="P6"><text:span text:style-name="T3">Ad 4: Warum</text:span><text:span text:style-name="T9"> schulden wir </text:span><text:span text:style-name="T11">künftigen</text:span><text:span text:style-name="T9"> </text:span><text:span text:style-name="T11">Generationen</text:span><text:span text:style-name="T9"> etwas? </text:span><text:span text:style-name="T3">Was</text:span><text:span text:style-name="T9"> schulden wir diesen und </text:span><text:span text:style-name="T3">zu was</text:span><text:span text:style-name="T9"> verpflichtet uns das? Wie können wir angesichts verschiedener </text:span><text:span text:style-name="T11">Unsicherheiten</text:span><text:span text:style-name="T9"> entscheiden, </text:span><text:span text:style-name="T3">zu was</text:span><text:span text:style-name="T9"> wir uns </text:span><text:span text:style-name="T11">verpflichten</text:span><text:span text:style-name="T9"> sollen?</text:span></text:p><text:p text:style-name="P7"><text:span text:style-name="T9">? </text:span></text:p><text:p text:style-name="P10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4">KE6: Ich kann die Bedingungen für eine </text:span><text:span text:style-name="T13">individuellen Verantwortung</text:span><text:span text:style-name="T14"> anhand eines Fallbeispiels </text:span><text:span text:style-name="T5">analysieren</text:span><text:span text:style-name="T14"> und darauf aufbauend </text:span><text:span text:style-name="T4">begründen</text:span><text:span text:style-name="T14">, weshalb das Phänomen des Klimawandels nicht ohne Weiteres mit Hilfe des Begriffs der individuellen Verantwortung erfasst werden kann. Ich kann mit Überlegungen zum klimapolitischen Ziel ‚Netto Null’ argumentieren, weshalb </text:span><text:span text:style-name="T12">alle</text:span><text:span text:style-name="T14"> in der Pflicht sind, Treibhausgasemissionen zu vermeiden.</text:span></text:p>
      <text:p text:style-name="P2"><text:soft-page-break/><text:span text:style-name="T14">K7: Ich kann verschiedene Argumenten das jeweils richtige Prinzip </text:span><text:span text:style-name="T5">zuordnen</text:span><text:span text:style-name="T14">, das die Pflichten zur </text:span><text:span text:style-name="T12">intragenerationalen</text:span><text:span text:style-name="T14"> </text:span><text:span text:style-name="T12">Gerechtigkeit</text:span><text:span text:style-name="T14"> inhaltlich bestimmt. Zur Auswahl stehen der </text:span><text:span text:style-name="T5">Egalitarismus</text:span><text:span text:style-name="T14">, der </text:span><text:span text:style-name="T5">Suffizienziarismus</text:span><text:span text:style-name="T14"> und der </text:span><text:span text:style-name="T5">Prioritarismus</text:span><text:span text:style-name="T14">. All diese Prinzipien kann ich </text:span><text:span text:style-name="T4">definieren</text:span><text:span text:style-name="T14">. Ich kann in Abhängigkeit von einem ausgewählten Prinzip </text:span><text:span text:style-name="T4">abschätzen</text:span><text:span text:style-name="T14">, was heute lebende Menschen künftigen Generationen schulden. Anhand verschiedener Szenarien kann ich festlegen, was wir </text:span></text:p>
      <text:p text:style-name="P2"><text:span text:style-name="T14">K8: Ich kann mit Hilfe des Gedankenexperiments </text:span><text:span text:style-name="T12">‚Schleier des Nichtwissens’</text:span><text:span text:style-name="T14"> </text:span><text:span text:style-name="T4">begründen</text:span><text:span text:style-name="T14">, was für eine </text:span><text:span text:style-name="T12">starke</text:span><text:span text:style-name="T14"> </text:span><text:span text:style-name="T12">Klimapolitik</text:span><text:span text:style-name="T14"> spricht und diese den Argumenten für eine </text:span><text:span text:style-name="T12">schwache</text:span><text:span text:style-name="T14"> </text:span><text:span text:style-name="T12">Klimapolitik</text:span><text:span text:style-name="T14"> </text:span><text:span text:style-name="T4">gegenüberstellen</text:span><text:span text:style-name="T14">. </text:span></text:p>
      <text:p text:style-name="P11"/>
      <text:p text:style-name="P11"><text:bookmark text:name="_GoBack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de" fo:country="CH" style:letter-kerning="false" style:font-name-asian="ＭＳ 明朝" style:font-size-asian="12pt" style:language-asian="de" style:country-asian="DE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mbria" fo:font-size="12pt" fo:language="de" fo:country="CH" style:letter-kerning="false" style:font-name-asian="ＭＳ 明朝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eiche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eiche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Kopfzeile_20_Zeichen" style:display-name="Kopfzeile Zeichen" style:family="text" style:parent-style-name="Default_20_Paragraph_20_Font" loext:linked-style-name="Header"/>
    <style:style style:name="Fußzeile_20_Zeichen" style:display-name="Fußzeile Zeichen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rah-Jane</meta:initial-creator>
    <dc:creator>Sarah-Jane</dc:creator>
    <meta:editing-cycles>6</meta:editing-cycles>
    <meta:creation-date>2022-06-24T10:22:00</meta:creation-date>
    <dc:date>2022-06-26T06:55:00</dc:date>
    <meta:editing-duration>P0D</meta:editing-duration>
    <meta:generator>LibreOffice/7.3.4.2$Linux_X86_64 LibreOffice_project/30$Build-2</meta:generator>
    <meta:document-statistic meta:table-count="0" meta:image-count="0" meta:object-count="0" meta:page-count="2" meta:paragraph-count="22" meta:word-count="666" meta:character-count="5168" meta:non-whitespace-character-count="4516"/>
    <meta:user-defined meta:name="AppVersion">14.0000</meta:user-defined>
    <meta:template xlink:type="simple" xlink:actuate="onRequest" xlink:title="Normal.dotm" xlink:href=""/>
  </office:meta>
</office:document-meta>
</file>